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0.778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7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ce2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7:35:32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])" office:value-type="float" office:value="7">
            <text:p>7,0000000</text:p>
          </table:table-cell>
          <table:table-cell/>
          <table:table-cell office:value-type="string">
            <text:p>Lat=50,4760982</text:p>
          </table:table-cell>
          <table:table-cell office:value-type="string">
            <text:p>Long=7,7396277</text:p>
          </table:table-cell>
        </table:table-row>
        <table:table-row table:style-name="ro2">
          <table:table-cell office:value-type="string">
            <text:p>17:35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])" office:value-type="float" office:value="6">
            <text:p>6,0000000</text:p>
          </table:table-cell>
          <table:table-cell/>
          <table:table-cell office:value-type="string">
            <text:p>Lat=50,4761237</text:p>
          </table:table-cell>
          <table:table-cell office:value-type="string">
            <text:p>Long=7,7396175</text:p>
          </table:table-cell>
        </table:table-row>
        <table:table-row table:style-name="ro2">
          <table:table-cell office:value-type="string">
            <text:p>17:35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])" office:value-type="float" office:value="5">
            <text:p>5,0000000</text:p>
          </table:table-cell>
          <table:table-cell/>
          <table:table-cell office:value-type="string">
            <text:p>Lat=50,4761415</text:p>
          </table:table-cell>
          <table:table-cell office:value-type="string">
            <text:p>Long=7,739604</text:p>
          </table:table-cell>
        </table:table-row>
        <table:table-row table:style-name="ro2">
          <table:table-cell office:value-type="string">
            <text:p>17:35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])" office:value-type="float" office:value="4">
            <text:p>4,0000000</text:p>
          </table:table-cell>
          <table:table-cell/>
          <table:table-cell office:value-type="string">
            <text:p>Lat=50,4761508</text:p>
          </table:table-cell>
          <table:table-cell office:value-type="string">
            <text:p>Long=7,7395937</text:p>
          </table:table-cell>
        </table:table-row>
        <table:table-row table:style-name="ro2">
          <table:table-cell office:value-type="string">
            <text:p>17:35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])" office:value-type="float" office:value="4">
            <text:p>4,0000000</text:p>
          </table:table-cell>
          <table:table-cell/>
          <table:table-cell office:value-type="string">
            <text:p>Lat=50,476157</text:p>
          </table:table-cell>
          <table:table-cell office:value-type="string">
            <text:p>Long=7,7395831</text:p>
          </table:table-cell>
        </table:table-row>
        <table:table-row table:style-name="ro2">
          <table:table-cell office:value-type="string">
            <text:p>17:35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])" office:value-type="float" office:value="4">
            <text:p>4,0000000</text:p>
          </table:table-cell>
          <table:table-cell/>
          <table:table-cell office:value-type="string">
            <text:p>Lat=50,4761592</text:p>
          </table:table-cell>
          <table:table-cell office:value-type="string">
            <text:p>Long=7,7395802</text:p>
          </table:table-cell>
        </table:table-row>
        <table:table-row table:style-name="ro2">
          <table:table-cell office:value-type="string">
            <text:p>17:35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])" office:value-type="float" office:value="4">
            <text:p>4,0000000</text:p>
          </table:table-cell>
          <table:table-cell/>
          <table:table-cell office:value-type="string">
            <text:p>Lat=50,4761612</text:p>
          </table:table-cell>
          <table:table-cell office:value-type="string">
            <text:p>Long=7,7395754</text:p>
          </table:table-cell>
        </table:table-row>
        <table:table-row table:style-name="ro2">
          <table:table-cell office:value-type="string">
            <text:p>17:35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])" office:value-type="float" office:value="4">
            <text:p>4,0000000</text:p>
          </table:table-cell>
          <table:table-cell/>
          <table:table-cell office:value-type="string">
            <text:p>Lat=50,4761639</text:p>
          </table:table-cell>
          <table:table-cell office:value-type="string">
            <text:p>Long=7,73957</text:p>
          </table:table-cell>
        </table:table-row>
        <table:table-row table:style-name="ro2">
          <table:table-cell office:value-type="string">
            <text:p>17:35:4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])" office:value-type="float" office:value="4">
            <text:p>4,0000000</text:p>
          </table:table-cell>
          <table:table-cell/>
          <table:table-cell office:value-type="string">
            <text:p>Lat=50,4761661</text:p>
          </table:table-cell>
          <table:table-cell office:value-type="string">
            <text:p>Long=7,7395729</text:p>
          </table:table-cell>
        </table:table-row>
        <table:table-row table:style-name="ro2">
          <table:table-cell office:value-type="string">
            <text:p>17:35:4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])" office:value-type="float" office:value="4">
            <text:p>4,0000000</text:p>
          </table:table-cell>
          <table:table-cell/>
          <table:table-cell office:value-type="string">
            <text:p>Lat=50,4761657</text:p>
          </table:table-cell>
          <table:table-cell office:value-type="string">
            <text:p>Long=7,7395772</text:p>
          </table:table-cell>
        </table:table-row>
        <table:table-row table:style-name="ro2">
          <table:table-cell office:value-type="string">
            <text:p>17:35:4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])" office:value-type="float" office:value="4">
            <text:p>4,0000000</text:p>
          </table:table-cell>
          <table:table-cell/>
          <table:table-cell office:value-type="string">
            <text:p>Lat=50,4761655</text:p>
          </table:table-cell>
          <table:table-cell office:value-type="string">
            <text:p>Long=7,7395834</text:p>
          </table:table-cell>
        </table:table-row>
        <table:table-row table:style-name="ro2">
          <table:table-cell office:value-type="string">
            <text:p>17:35:4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])" office:value-type="float" office:value="3.9">
            <text:p>3,9000000</text:p>
          </table:table-cell>
          <table:table-cell/>
          <table:table-cell office:value-type="string">
            <text:p>Lat=50,476165</text:p>
          </table:table-cell>
          <table:table-cell office:value-type="string">
            <text:p>Long=7,7395893</text:p>
          </table:table-cell>
        </table:table-row>
        <table:table-row table:style-name="ro2">
          <table:table-cell office:value-type="string">
            <text:p>17:35:4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4])" office:value-type="float" office:value="3.9">
            <text:p>3,9000000</text:p>
          </table:table-cell>
          <table:table-cell/>
          <table:table-cell office:value-type="string">
            <text:p>Lat=50,4761712</text:p>
          </table:table-cell>
          <table:table-cell office:value-type="string">
            <text:p>Long=7,7396017</text:p>
          </table:table-cell>
        </table:table-row>
        <table:table-row table:style-name="ro2">
          <table:table-cell office:value-type="string">
            <text:p>17:35:4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5])" office:value-type="float" office:value="3.9">
            <text:p>3,9000000</text:p>
          </table:table-cell>
          <table:table-cell/>
          <table:table-cell office:value-type="string">
            <text:p>Lat=50,4761803</text:p>
          </table:table-cell>
          <table:table-cell office:value-type="string">
            <text:p>Long=7,7396267</text:p>
          </table:table-cell>
        </table:table-row>
        <table:table-row table:style-name="ro2">
          <table:table-cell office:value-type="string">
            <text:p>17:35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6])" office:value-type="float" office:value="3.9">
            <text:p>3,9000000</text:p>
          </table:table-cell>
          <table:table-cell/>
          <table:table-cell office:value-type="string">
            <text:p>Lat=50,4761868</text:p>
          </table:table-cell>
          <table:table-cell office:value-type="string">
            <text:p>Long=7,7396445</text:p>
          </table:table-cell>
        </table:table-row>
        <table:table-row table:style-name="ro2">
          <table:table-cell office:value-type="string">
            <text:p>17:35:4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7])" office:value-type="float" office:value="3.9">
            <text:p>3,9000000</text:p>
          </table:table-cell>
          <table:table-cell/>
          <table:table-cell office:value-type="string">
            <text:p>Lat=50,4761966</text:p>
          </table:table-cell>
          <table:table-cell office:value-type="string">
            <text:p>Long=7,7396637</text:p>
          </table:table-cell>
        </table:table-row>
        <table:table-row table:style-name="ro2">
          <table:table-cell office:value-type="string">
            <text:p>17:35:4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8])" office:value-type="float" office:value="3.9">
            <text:p>3,9000000</text:p>
          </table:table-cell>
          <table:table-cell/>
          <table:table-cell office:value-type="string">
            <text:p>Lat=50,4761966</text:p>
          </table:table-cell>
          <table:table-cell office:value-type="string">
            <text:p>Long=7,7396637</text:p>
          </table:table-cell>
        </table:table-row>
        <table:table-row table:style-name="ro2">
          <table:table-cell office:value-type="string">
            <text:p>17:35:4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9])" office:value-type="float" office:value="3.9">
            <text:p>3,9000000</text:p>
          </table:table-cell>
          <table:table-cell/>
          <table:table-cell office:value-type="string">
            <text:p>Lat=50,476209</text:p>
          </table:table-cell>
          <table:table-cell office:value-type="string">
            <text:p>Long=7,7396844</text:p>
          </table:table-cell>
        </table:table-row>
        <table:table-row table:style-name="ro2">
          <table:table-cell office:value-type="string">
            <text:p>17:35:4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0])" office:value-type="float" office:value="3.9">
            <text:p>3,9000000</text:p>
          </table:table-cell>
          <table:table-cell/>
          <table:table-cell office:value-type="string">
            <text:p>Lat=50,4762238</text:p>
          </table:table-cell>
          <table:table-cell office:value-type="string">
            <text:p>Long=7,7397065</text:p>
          </table:table-cell>
        </table:table-row>
        <table:table-row table:style-name="ro2">
          <table:table-cell office:value-type="string">
            <text:p>17:35:5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1])" office:value-type="float" office:value="3.9">
            <text:p>3,9000000</text:p>
          </table:table-cell>
          <table:table-cell/>
          <table:table-cell office:value-type="string">
            <text:p>Lat=50,4762384</text:p>
          </table:table-cell>
          <table:table-cell office:value-type="string">
            <text:p>Long=7,7397263</text:p>
          </table:table-cell>
        </table:table-row>
        <table:table-row table:style-name="ro2">
          <table:table-cell office:value-type="string">
            <text:p>17:35:5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2])" office:value-type="float" office:value="3.9">
            <text:p>3,9000000</text:p>
          </table:table-cell>
          <table:table-cell/>
          <table:table-cell office:value-type="string">
            <text:p>Lat=50,4762522</text:p>
          </table:table-cell>
          <table:table-cell office:value-type="string">
            <text:p>Long=7,7397476</text:p>
          </table:table-cell>
        </table:table-row>
        <table:table-row table:style-name="ro2">
          <table:table-cell office:value-type="string">
            <text:p>17:35:5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3])" office:value-type="float" office:value="3.9">
            <text:p>3,9000000</text:p>
          </table:table-cell>
          <table:table-cell/>
          <table:table-cell office:value-type="string">
            <text:p>Lat=50,476266</text:p>
          </table:table-cell>
          <table:table-cell office:value-type="string">
            <text:p>Long=7,7397689</text:p>
          </table:table-cell>
        </table:table-row>
        <table:table-row table:style-name="ro2">
          <table:table-cell office:value-type="string">
            <text:p>17:35:5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4])" office:value-type="float" office:value="3.9">
            <text:p>3,9000000</text:p>
          </table:table-cell>
          <table:table-cell/>
          <table:table-cell office:value-type="string">
            <text:p>Lat=50,4762785</text:p>
          </table:table-cell>
          <table:table-cell office:value-type="string">
            <text:p>Long=7,7397884</text:p>
          </table:table-cell>
        </table:table-row>
        <table:table-row table:style-name="ro2">
          <table:table-cell office:value-type="string">
            <text:p>17:35:5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5])" office:value-type="float" office:value="3.9">
            <text:p>3,9000000</text:p>
          </table:table-cell>
          <table:table-cell/>
          <table:table-cell office:value-type="string">
            <text:p>Lat=50,4762891</text:p>
          </table:table-cell>
          <table:table-cell office:value-type="string">
            <text:p>Long=7,7398061</text:p>
          </table:table-cell>
        </table:table-row>
        <table:table-row table:style-name="ro2">
          <table:table-cell office:value-type="string">
            <text:p>17:35:5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6])" office:value-type="float" office:value="3.9">
            <text:p>3,9000000</text:p>
          </table:table-cell>
          <table:table-cell/>
          <table:table-cell office:value-type="string">
            <text:p>Lat=50,4762983</text:p>
          </table:table-cell>
          <table:table-cell office:value-type="string">
            <text:p>Long=7,7398241</text:p>
          </table:table-cell>
        </table:table-row>
        <table:table-row table:style-name="ro2">
          <table:table-cell office:value-type="string">
            <text:p>17:35:5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7])" office:value-type="float" office:value="3.9">
            <text:p>3,9000000</text:p>
          </table:table-cell>
          <table:table-cell/>
          <table:table-cell office:value-type="string">
            <text:p>Lat=50,4763059</text:p>
          </table:table-cell>
          <table:table-cell office:value-type="string">
            <text:p>Long=7,7398404</text:p>
          </table:table-cell>
        </table:table-row>
        <table:table-row table:style-name="ro2">
          <table:table-cell office:value-type="string">
            <text:p>17:35:5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8])" office:value-type="float" office:value="3.9">
            <text:p>3,9000000</text:p>
          </table:table-cell>
          <table:table-cell/>
          <table:table-cell office:value-type="string">
            <text:p>Lat=50,4763129</text:p>
          </table:table-cell>
          <table:table-cell office:value-type="string">
            <text:p>Long=7,7398548</text:p>
          </table:table-cell>
        </table:table-row>
        <table:table-row table:style-name="ro2">
          <table:table-cell office:value-type="string">
            <text:p>17:35:5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9])" office:value-type="float" office:value="3.9">
            <text:p>3,9000000</text:p>
          </table:table-cell>
          <table:table-cell/>
          <table:table-cell office:value-type="string">
            <text:p>Lat=50,4763129</text:p>
          </table:table-cell>
          <table:table-cell office:value-type="string">
            <text:p>Long=7,7398548</text:p>
          </table:table-cell>
        </table:table-row>
        <table:table-row table:style-name="ro2">
          <table:table-cell office:value-type="string">
            <text:p>17:35:5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0])" office:value-type="float" office:value="3.9">
            <text:p>3,9000000</text:p>
          </table:table-cell>
          <table:table-cell/>
          <table:table-cell office:value-type="string">
            <text:p>Lat=50,4763225</text:p>
          </table:table-cell>
          <table:table-cell office:value-type="string">
            <text:p>Long=7,7398692</text:p>
          </table:table-cell>
        </table:table-row>
        <table:table-row table:style-name="ro2">
          <table:table-cell office:value-type="string">
            <text:p>17:35:5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1])" office:value-type="float" office:value="3.9">
            <text:p>3,9000000</text:p>
          </table:table-cell>
          <table:table-cell/>
          <table:table-cell office:value-type="string">
            <text:p>Lat=50,4763309</text:p>
          </table:table-cell>
          <table:table-cell office:value-type="string">
            <text:p>Long=7,7398821</text:p>
          </table:table-cell>
        </table:table-row>
        <table:table-row table:style-name="ro2">
          <table:table-cell office:value-type="string">
            <text:p>17:36:0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2])" office:value-type="float" office:value="3.9">
            <text:p>3,9000000</text:p>
          </table:table-cell>
          <table:table-cell/>
          <table:table-cell office:value-type="string">
            <text:p>Lat=50,4763402</text:p>
          </table:table-cell>
          <table:table-cell office:value-type="string">
            <text:p>Long=7,7398958</text:p>
          </table:table-cell>
        </table:table-row>
        <table:table-row table:style-name="ro2">
          <table:table-cell office:value-type="string">
            <text:p>17:36:0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3])" office:value-type="float" office:value="3.9">
            <text:p>3,9000000</text:p>
          </table:table-cell>
          <table:table-cell/>
          <table:table-cell office:value-type="string">
            <text:p>Lat=50,4763515</text:p>
          </table:table-cell>
          <table:table-cell office:value-type="string">
            <text:p>Long=7,7399096</text:p>
          </table:table-cell>
        </table:table-row>
        <table:table-row table:style-name="ro2">
          <table:table-cell office:value-type="string">
            <text:p>17:36:0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4])" office:value-type="float" office:value="3.9">
            <text:p>3,9000000</text:p>
          </table:table-cell>
          <table:table-cell/>
          <table:table-cell office:value-type="string">
            <text:p>Lat=50,4763616</text:p>
          </table:table-cell>
          <table:table-cell office:value-type="string">
            <text:p>Long=7,7399267</text:p>
          </table:table-cell>
        </table:table-row>
        <table:table-row table:style-name="ro2">
          <table:table-cell office:value-type="string">
            <text:p>17:36:0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5])" office:value-type="float" office:value="3.9">
            <text:p>3,9000000</text:p>
          </table:table-cell>
          <table:table-cell/>
          <table:table-cell office:value-type="string">
            <text:p>Lat=50,4763616</text:p>
          </table:table-cell>
          <table:table-cell office:value-type="string">
            <text:p>Long=7,7399267</text:p>
          </table:table-cell>
        </table:table-row>
        <table:table-row table:style-name="ro2">
          <table:table-cell office:value-type="string">
            <text:p>17:36:0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6])" office:value-type="float" office:value="3.9">
            <text:p>3,9000000</text:p>
          </table:table-cell>
          <table:table-cell/>
          <table:table-cell office:value-type="string">
            <text:p>Lat=50,4763734</text:p>
          </table:table-cell>
          <table:table-cell office:value-type="string">
            <text:p>Long=7,7399453</text:p>
          </table:table-cell>
        </table:table-row>
        <table:table-row table:style-name="ro2">
          <table:table-cell office:value-type="string">
            <text:p>17:36:0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7])" office:value-type="float" office:value="3.9">
            <text:p>3,9000000</text:p>
          </table:table-cell>
          <table:table-cell/>
          <table:table-cell office:value-type="string">
            <text:p>Lat=50,4763846</text:p>
          </table:table-cell>
          <table:table-cell office:value-type="string">
            <text:p>Long=7,7399634</text:p>
          </table:table-cell>
        </table:table-row>
        <table:table-row table:style-name="ro2">
          <table:table-cell office:value-type="string">
            <text:p>17:36:0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8])" office:value-type="float" office:value="3.9">
            <text:p>3,9000000</text:p>
          </table:table-cell>
          <table:table-cell/>
          <table:table-cell office:value-type="string">
            <text:p>Lat=50,4763957</text:p>
          </table:table-cell>
          <table:table-cell office:value-type="string">
            <text:p>Long=7,7399807</text:p>
          </table:table-cell>
        </table:table-row>
        <table:table-row table:style-name="ro2">
          <table:table-cell office:value-type="string">
            <text:p>17:36:0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9])" office:value-type="float" office:value="3.9">
            <text:p>3,9000000</text:p>
          </table:table-cell>
          <table:table-cell/>
          <table:table-cell office:value-type="string">
            <text:p>Lat=50,476406</text:p>
          </table:table-cell>
          <table:table-cell office:value-type="string">
            <text:p>Long=7,7399978</text:p>
          </table:table-cell>
        </table:table-row>
        <table:table-row table:style-name="ro2">
          <table:table-cell office:value-type="string">
            <text:p>17:36:0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0])" office:value-type="float" office:value="3.9">
            <text:p>3,9000000</text:p>
          </table:table-cell>
          <table:table-cell/>
          <table:table-cell office:value-type="string">
            <text:p>Lat=50,4764158</text:p>
          </table:table-cell>
          <table:table-cell office:value-type="string">
            <text:p>Long=7,7400133</text:p>
          </table:table-cell>
        </table:table-row>
        <table:table-row table:style-name="ro2">
          <table:table-cell office:value-type="string">
            <text:p>17:36:0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1])" office:value-type="float" office:value="3.9">
            <text:p>3,9000000</text:p>
          </table:table-cell>
          <table:table-cell/>
          <table:table-cell office:value-type="string">
            <text:p>Lat=50,4764158</text:p>
          </table:table-cell>
          <table:table-cell office:value-type="string">
            <text:p>Long=7,7400133</text:p>
          </table:table-cell>
        </table:table-row>
        <table:table-row table:style-name="ro2">
          <table:table-cell office:value-type="string">
            <text:p>17:36:0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2])" office:value-type="float" office:value="3.9">
            <text:p>3,9000000</text:p>
          </table:table-cell>
          <table:table-cell/>
          <table:table-cell office:value-type="string">
            <text:p>Lat=50,4764256</text:p>
          </table:table-cell>
          <table:table-cell office:value-type="string">
            <text:p>Long=7,7400285</text:p>
          </table:table-cell>
        </table:table-row>
        <table:table-row table:style-name="ro2">
          <table:table-cell office:value-type="string">
            <text:p>17:36:0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3])" office:value-type="float" office:value="3.9">
            <text:p>3,9000000</text:p>
          </table:table-cell>
          <table:table-cell/>
          <table:table-cell office:value-type="string">
            <text:p>Lat=50,4764357</text:p>
          </table:table-cell>
          <table:table-cell office:value-type="string">
            <text:p>Long=7,7400429</text:p>
          </table:table-cell>
        </table:table-row>
        <table:table-row table:style-name="ro2">
          <table:table-cell office:value-type="string">
            <text:p>17:36:1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4])" office:value-type="float" office:value="3.9">
            <text:p>3,9000000</text:p>
          </table:table-cell>
          <table:table-cell/>
          <table:table-cell office:value-type="string">
            <text:p>Lat=50,4764455</text:p>
          </table:table-cell>
          <table:table-cell office:value-type="string">
            <text:p>Long=7,7400578</text:p>
          </table:table-cell>
        </table:table-row>
        <table:table-row table:style-name="ro2">
          <table:table-cell office:value-type="string">
            <text:p>17:36:1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5])" office:value-type="float" office:value="3.9">
            <text:p>3,9000000</text:p>
          </table:table-cell>
          <table:table-cell/>
          <table:table-cell office:value-type="string">
            <text:p>Lat=50,4764554</text:p>
          </table:table-cell>
          <table:table-cell office:value-type="string">
            <text:p>Long=7,7400726</text:p>
          </table:table-cell>
        </table:table-row>
        <table:table-row table:style-name="ro2">
          <table:table-cell office:value-type="string">
            <text:p>17:36:1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6])" office:value-type="float" office:value="3.9">
            <text:p>3,9000000</text:p>
          </table:table-cell>
          <table:table-cell/>
          <table:table-cell office:value-type="string">
            <text:p>Lat=50,4764649</text:p>
          </table:table-cell>
          <table:table-cell office:value-type="string">
            <text:p>Long=7,7400875</text:p>
          </table:table-cell>
        </table:table-row>
        <table:table-row table:style-name="ro2">
          <table:table-cell office:value-type="string">
            <text:p>17:36:1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7])" office:value-type="float" office:value="3.9">
            <text:p>3,9000000</text:p>
          </table:table-cell>
          <table:table-cell/>
          <table:table-cell office:value-type="string">
            <text:p>Lat=50,4764649</text:p>
          </table:table-cell>
          <table:table-cell office:value-type="string">
            <text:p>Long=7,7400875</text:p>
          </table:table-cell>
        </table:table-row>
        <table:table-row table:style-name="ro2">
          <table:table-cell office:value-type="string">
            <text:p>17:36:1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8])" office:value-type="float" office:value="3.9">
            <text:p>3,9000000</text:p>
          </table:table-cell>
          <table:table-cell/>
          <table:table-cell office:value-type="string">
            <text:p>Lat=50,476474</text:p>
          </table:table-cell>
          <table:table-cell office:value-type="string">
            <text:p>Long=7,7401019</text:p>
          </table:table-cell>
        </table:table-row>
        <table:table-row table:style-name="ro2">
          <table:table-cell office:value-type="string">
            <text:p>17:36:1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9])" office:value-type="float" office:value="3.9">
            <text:p>3,9000000</text:p>
          </table:table-cell>
          <table:table-cell/>
          <table:table-cell office:value-type="string">
            <text:p>Lat=50,4764844</text:p>
          </table:table-cell>
          <table:table-cell office:value-type="string">
            <text:p>Long=7,7401141</text:p>
          </table:table-cell>
        </table:table-row>
        <table:table-row table:style-name="ro2">
          <table:table-cell office:value-type="string">
            <text:p>17:36:1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0])" office:value-type="float" office:value="3.9">
            <text:p>3,9000000</text:p>
          </table:table-cell>
          <table:table-cell/>
          <table:table-cell office:value-type="string">
            <text:p>Lat=50,4764936</text:p>
          </table:table-cell>
          <table:table-cell office:value-type="string">
            <text:p>Long=7,7401282</text:p>
          </table:table-cell>
        </table:table-row>
        <table:table-row table:style-name="ro2">
          <table:table-cell office:value-type="string">
            <text:p>17:36:1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1])" office:value-type="float" office:value="3.9">
            <text:p>3,9000000</text:p>
          </table:table-cell>
          <table:table-cell/>
          <table:table-cell office:value-type="string">
            <text:p>Lat=50,4765024</text:p>
          </table:table-cell>
          <table:table-cell office:value-type="string">
            <text:p>Long=7,7401397</text:p>
          </table:table-cell>
        </table:table-row>
        <table:table-row table:style-name="ro2">
          <table:table-cell office:value-type="string">
            <text:p>17:36:1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2])" office:value-type="float" office:value="3.9">
            <text:p>3,9000000</text:p>
          </table:table-cell>
          <table:table-cell/>
          <table:table-cell office:value-type="string">
            <text:p>Lat=50,4765121</text:p>
          </table:table-cell>
          <table:table-cell office:value-type="string">
            <text:p>Long=7,7401506</text:p>
          </table:table-cell>
        </table:table-row>
        <table:table-row table:style-name="ro2">
          <table:table-cell office:value-type="string">
            <text:p>17:36:1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3])" office:value-type="float" office:value="3.9">
            <text:p>3,9000000</text:p>
          </table:table-cell>
          <table:table-cell/>
          <table:table-cell office:value-type="string">
            <text:p>Lat=50,4765121</text:p>
          </table:table-cell>
          <table:table-cell office:value-type="string">
            <text:p>Long=7,7401506</text:p>
          </table:table-cell>
        </table:table-row>
        <table:table-row table:style-name="ro2">
          <table:table-cell office:value-type="string">
            <text:p>17:36:1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4])" office:value-type="float" office:value="3.9">
            <text:p>3,9000000</text:p>
          </table:table-cell>
          <table:table-cell/>
          <table:table-cell office:value-type="string">
            <text:p>Lat=50,4765208</text:p>
          </table:table-cell>
          <table:table-cell office:value-type="string">
            <text:p>Long=7,7401634</text:p>
          </table:table-cell>
        </table:table-row>
        <table:table-row table:style-name="ro2">
          <table:table-cell office:value-type="string">
            <text:p>17:36:1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5])" office:value-type="float" office:value="3.9">
            <text:p>3,9000000</text:p>
          </table:table-cell>
          <table:table-cell/>
          <table:table-cell office:value-type="string">
            <text:p>Lat=50,4765299</text:p>
          </table:table-cell>
          <table:table-cell office:value-type="string">
            <text:p>Long=7,7401793</text:p>
          </table:table-cell>
        </table:table-row>
        <table:table-row table:style-name="ro2">
          <table:table-cell office:value-type="string">
            <text:p>17:36:2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6])" office:value-type="float" office:value="3.9">
            <text:p>3,9000000</text:p>
          </table:table-cell>
          <table:table-cell/>
          <table:table-cell office:value-type="string">
            <text:p>Lat=50,4765388</text:p>
          </table:table-cell>
          <table:table-cell office:value-type="string">
            <text:p>Long=7,7401964</text:p>
          </table:table-cell>
        </table:table-row>
        <table:table-row table:style-name="ro2">
          <table:table-cell office:value-type="string">
            <text:p>17:36:2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7])" office:value-type="float" office:value="3.9">
            <text:p>3,9000000</text:p>
          </table:table-cell>
          <table:table-cell/>
          <table:table-cell office:value-type="string">
            <text:p>Lat=50,4765482</text:p>
          </table:table-cell>
          <table:table-cell office:value-type="string">
            <text:p>Long=7,7402129</text:p>
          </table:table-cell>
        </table:table-row>
        <table:table-row table:style-name="ro2">
          <table:table-cell office:value-type="string">
            <text:p>17:36:2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8])" office:value-type="float" office:value="3.9">
            <text:p>3,9000000</text:p>
          </table:table-cell>
          <table:table-cell/>
          <table:table-cell office:value-type="string">
            <text:p>Lat=50,4765573</text:p>
          </table:table-cell>
          <table:table-cell office:value-type="string">
            <text:p>Long=7,7402276</text:p>
          </table:table-cell>
        </table:table-row>
        <table:table-row table:style-name="ro2">
          <table:table-cell office:value-type="string">
            <text:p>17:36:2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9])" office:value-type="float" office:value="3.9">
            <text:p>3,9000000</text:p>
          </table:table-cell>
          <table:table-cell/>
          <table:table-cell office:value-type="string">
            <text:p>Lat=50,4765573</text:p>
          </table:table-cell>
          <table:table-cell office:value-type="string">
            <text:p>Long=7,7402276</text:p>
          </table:table-cell>
        </table:table-row>
        <table:table-row table:style-name="ro2">
          <table:table-cell office:value-type="string">
            <text:p>17:36:2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0])" office:value-type="float" office:value="3.9">
            <text:p>3,9000000</text:p>
          </table:table-cell>
          <table:table-cell/>
          <table:table-cell office:value-type="string">
            <text:p>Lat=50,4765771</text:p>
          </table:table-cell>
          <table:table-cell office:value-type="string">
            <text:p>Long=7,7402563</text:p>
          </table:table-cell>
        </table:table-row>
        <table:table-row table:style-name="ro2">
          <table:table-cell office:value-type="string">
            <text:p>17:36:2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1])" office:value-type="float" office:value="3.9">
            <text:p>3,9000000</text:p>
          </table:table-cell>
          <table:table-cell/>
          <table:table-cell office:value-type="string">
            <text:p>Lat=50,4765856</text:p>
          </table:table-cell>
          <table:table-cell office:value-type="string">
            <text:p>Long=7,7402688</text:p>
          </table:table-cell>
        </table:table-row>
        <table:table-row table:style-name="ro2">
          <table:table-cell office:value-type="string">
            <text:p>17:36:2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2])" office:value-type="float" office:value="3.9">
            <text:p>3,9000000</text:p>
          </table:table-cell>
          <table:table-cell/>
          <table:table-cell office:value-type="string">
            <text:p>Lat=50,4765948</text:p>
          </table:table-cell>
          <table:table-cell office:value-type="string">
            <text:p>Long=7,7402822</text:p>
          </table:table-cell>
        </table:table-row>
        <table:table-row table:style-name="ro2">
          <table:table-cell office:value-type="string">
            <text:p>17:36:2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3])" office:value-type="float" office:value="3.9">
            <text:p>3,9000000</text:p>
          </table:table-cell>
          <table:table-cell/>
          <table:table-cell office:value-type="string">
            <text:p>Lat=50,4766061</text:p>
          </table:table-cell>
          <table:table-cell office:value-type="string">
            <text:p>Long=7,7402959</text:p>
          </table:table-cell>
        </table:table-row>
        <table:table-row table:style-name="ro2">
          <table:table-cell office:value-type="string">
            <text:p>17:36:2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4])" office:value-type="float" office:value="3.9">
            <text:p>3,9000000</text:p>
          </table:table-cell>
          <table:table-cell/>
          <table:table-cell office:value-type="string">
            <text:p>Lat=50,476617</text:p>
          </table:table-cell>
          <table:table-cell office:value-type="string">
            <text:p>Long=7,7403075</text:p>
          </table:table-cell>
        </table:table-row>
        <table:table-row table:style-name="ro2">
          <table:table-cell office:value-type="string">
            <text:p>17:36:2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5])" office:value-type="float" office:value="3.9">
            <text:p>3,9000000</text:p>
          </table:table-cell>
          <table:table-cell/>
          <table:table-cell office:value-type="string">
            <text:p>Lat=50,4766277</text:p>
          </table:table-cell>
          <table:table-cell office:value-type="string">
            <text:p>Long=7,7403193</text:p>
          </table:table-cell>
        </table:table-row>
        <table:table-row table:style-name="ro2">
          <table:table-cell office:value-type="string">
            <text:p>17:36:3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6])" office:value-type="float" office:value="3.9">
            <text:p>3,9000000</text:p>
          </table:table-cell>
          <table:table-cell/>
          <table:table-cell office:value-type="string">
            <text:p>Lat=50,4766402</text:p>
          </table:table-cell>
          <table:table-cell office:value-type="string">
            <text:p>Long=7,7403333</text:p>
          </table:table-cell>
        </table:table-row>
        <table:table-row table:style-name="ro2">
          <table:table-cell office:value-type="string">
            <text:p>17:36:3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7])" office:value-type="float" office:value="3.9">
            <text:p>3,9000000</text:p>
          </table:table-cell>
          <table:table-cell/>
          <table:table-cell office:value-type="string">
            <text:p>Lat=50,4766565</text:p>
          </table:table-cell>
          <table:table-cell office:value-type="string">
            <text:p>Long=7,7403468</text:p>
          </table:table-cell>
        </table:table-row>
        <table:table-row table:style-name="ro2">
          <table:table-cell office:value-type="string">
            <text:p>17:36:3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8])" office:value-type="float" office:value="3.9">
            <text:p>3,9000000</text:p>
          </table:table-cell>
          <table:table-cell/>
          <table:table-cell office:value-type="string">
            <text:p>Lat=50,4766697</text:p>
          </table:table-cell>
          <table:table-cell office:value-type="string">
            <text:p>Long=7,7403615</text:p>
          </table:table-cell>
        </table:table-row>
        <table:table-row table:style-name="ro2">
          <table:table-cell office:value-type="string">
            <text:p>17:36:3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9])" office:value-type="float" office:value="3.9">
            <text:p>3,9000000</text:p>
          </table:table-cell>
          <table:table-cell/>
          <table:table-cell office:value-type="string">
            <text:p>Lat=50,4766841</text:p>
          </table:table-cell>
          <table:table-cell office:value-type="string">
            <text:p>Long=7,7403801</text:p>
          </table:table-cell>
        </table:table-row>
        <table:table-row table:style-name="ro2">
          <table:table-cell office:value-type="string">
            <text:p>17:36:3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0])" office:value-type="float" office:value="3.9">
            <text:p>3,9000000</text:p>
          </table:table-cell>
          <table:table-cell/>
          <table:table-cell office:value-type="string">
            <text:p>Lat=50,4766966</text:p>
          </table:table-cell>
          <table:table-cell office:value-type="string">
            <text:p>Long=7,7403946</text:p>
          </table:table-cell>
        </table:table-row>
        <table:table-row table:style-name="ro2">
          <table:table-cell office:value-type="string">
            <text:p>17:36:3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1])" office:value-type="float" office:value="3.9">
            <text:p>3,9000000</text:p>
          </table:table-cell>
          <table:table-cell/>
          <table:table-cell office:value-type="string">
            <text:p>Lat=50,4767081</text:p>
          </table:table-cell>
          <table:table-cell office:value-type="string">
            <text:p>Long=7,7404058</text:p>
          </table:table-cell>
        </table:table-row>
        <table:table-row table:style-name="ro2">
          <table:table-cell office:value-type="string">
            <text:p>17:36:3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2])" office:value-type="float" office:value="3.9">
            <text:p>3,9000000</text:p>
          </table:table-cell>
          <table:table-cell/>
          <table:table-cell office:value-type="string">
            <text:p>Lat=50,4767194</text:p>
          </table:table-cell>
          <table:table-cell office:value-type="string">
            <text:p>Long=7,7404147</text:p>
          </table:table-cell>
        </table:table-row>
        <table:table-row table:style-name="ro2">
          <table:table-cell office:value-type="string">
            <text:p>17:36:3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3])" office:value-type="float" office:value="3.9">
            <text:p>3,9000000</text:p>
          </table:table-cell>
          <table:table-cell/>
          <table:table-cell office:value-type="string">
            <text:p>Lat=50,4767288</text:p>
          </table:table-cell>
          <table:table-cell office:value-type="string">
            <text:p>Long=7,7404203</text:p>
          </table:table-cell>
        </table:table-row>
        <table:table-row table:style-name="ro2">
          <table:table-cell office:value-type="string">
            <text:p>17:36:3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4])" office:value-type="float" office:value="3.9">
            <text:p>3,9000000</text:p>
          </table:table-cell>
          <table:table-cell/>
          <table:table-cell office:value-type="string">
            <text:p>Lat=50,4767377</text:p>
          </table:table-cell>
          <table:table-cell office:value-type="string">
            <text:p>Long=7,7404263</text:p>
          </table:table-cell>
        </table:table-row>
        <table:table-row table:style-name="ro2">
          <table:table-cell office:value-type="string">
            <text:p>17:36:3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5])" office:value-type="float" office:value="3.9">
            <text:p>3,9000000</text:p>
          </table:table-cell>
          <table:table-cell/>
          <table:table-cell office:value-type="string">
            <text:p>Lat=50,4767444</text:p>
          </table:table-cell>
          <table:table-cell office:value-type="string">
            <text:p>Long=7,7404343</text:p>
          </table:table-cell>
        </table:table-row>
        <table:table-row table:style-name="ro2">
          <table:table-cell office:value-type="string">
            <text:p>17:36:4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6])" office:value-type="float" office:value="3.9">
            <text:p>3,9000000</text:p>
          </table:table-cell>
          <table:table-cell/>
          <table:table-cell office:value-type="string">
            <text:p>Lat=50,4767503</text:p>
          </table:table-cell>
          <table:table-cell office:value-type="string">
            <text:p>Long=7,7404463</text:p>
          </table:table-cell>
        </table:table-row>
        <table:table-row table:style-name="ro2">
          <table:table-cell office:value-type="string">
            <text:p>17:36:4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7])" office:value-type="float" office:value="3.9">
            <text:p>3,9000000</text:p>
          </table:table-cell>
          <table:table-cell/>
          <table:table-cell office:value-type="string">
            <text:p>Lat=50,4767578</text:p>
          </table:table-cell>
          <table:table-cell office:value-type="string">
            <text:p>Long=7,740459</text:p>
          </table:table-cell>
        </table:table-row>
        <table:table-row table:style-name="ro2">
          <table:table-cell office:value-type="string">
            <text:p>17:36:4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8])" office:value-type="float" office:value="3.9">
            <text:p>3,9000000</text:p>
          </table:table-cell>
          <table:table-cell/>
          <table:table-cell office:value-type="string">
            <text:p>Lat=50,4767671</text:p>
          </table:table-cell>
          <table:table-cell office:value-type="string">
            <text:p>Long=7,7404729</text:p>
          </table:table-cell>
        </table:table-row>
        <table:table-row table:style-name="ro2">
          <table:table-cell office:value-type="string">
            <text:p>17:36:4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9])" office:value-type="float" office:value="3.9">
            <text:p>3,9000000</text:p>
          </table:table-cell>
          <table:table-cell/>
          <table:table-cell office:value-type="string">
            <text:p>Lat=50,4767774</text:p>
          </table:table-cell>
          <table:table-cell office:value-type="string">
            <text:p>Long=7,7404899</text:p>
          </table:table-cell>
        </table:table-row>
        <table:table-row table:style-name="ro2">
          <table:table-cell office:value-type="string">
            <text:p>17:36:4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0])" office:value-type="float" office:value="3.9">
            <text:p>3,9000000</text:p>
          </table:table-cell>
          <table:table-cell/>
          <table:table-cell office:value-type="string">
            <text:p>Lat=50,4767774</text:p>
          </table:table-cell>
          <table:table-cell office:value-type="string">
            <text:p>Long=7,7404899</text:p>
          </table:table-cell>
        </table:table-row>
        <table:table-row table:style-name="ro2">
          <table:table-cell office:value-type="string">
            <text:p>17:36:4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1])" office:value-type="float" office:value="3.9">
            <text:p>3,9000000</text:p>
          </table:table-cell>
          <table:table-cell/>
          <table:table-cell office:value-type="string">
            <text:p>Lat=50,4767878</text:p>
          </table:table-cell>
          <table:table-cell office:value-type="string">
            <text:p>Long=7,7405068</text:p>
          </table:table-cell>
        </table:table-row>
        <table:table-row table:style-name="ro2">
          <table:table-cell office:value-type="string">
            <text:p>17:36:4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2])" office:value-type="float" office:value="3.9">
            <text:p>3,9000000</text:p>
          </table:table-cell>
          <table:table-cell/>
          <table:table-cell office:value-type="string">
            <text:p>Lat=50,4767994</text:p>
          </table:table-cell>
          <table:table-cell office:value-type="string">
            <text:p>Long=7,7405224</text:p>
          </table:table-cell>
        </table:table-row>
        <table:table-row table:style-name="ro2">
          <table:table-cell office:value-type="string">
            <text:p>17:36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3])" office:value-type="float" office:value="3.9">
            <text:p>3,9000000</text:p>
          </table:table-cell>
          <table:table-cell/>
          <table:table-cell office:value-type="string">
            <text:p>Lat=50,4768098</text:p>
          </table:table-cell>
          <table:table-cell office:value-type="string">
            <text:p>Long=7,7405366</text:p>
          </table:table-cell>
        </table:table-row>
        <table:table-row table:style-name="ro2">
          <table:table-cell office:value-type="string">
            <text:p>17:36:4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4])" office:value-type="float" office:value="3.9">
            <text:p>3,9000000</text:p>
          </table:table-cell>
          <table:table-cell/>
          <table:table-cell office:value-type="string">
            <text:p>Lat=50,4768185</text:p>
          </table:table-cell>
          <table:table-cell office:value-type="string">
            <text:p>Long=7,7405488</text:p>
          </table:table-cell>
        </table:table-row>
        <table:table-row table:style-name="ro2">
          <table:table-cell office:value-type="string">
            <text:p>17:36:4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5])" office:value-type="float" office:value="3.9">
            <text:p>3,9000000</text:p>
          </table:table-cell>
          <table:table-cell/>
          <table:table-cell office:value-type="string">
            <text:p>Lat=50,4768284</text:p>
          </table:table-cell>
          <table:table-cell office:value-type="string">
            <text:p>Long=7,7405623</text:p>
          </table:table-cell>
        </table:table-row>
        <table:table-row table:style-name="ro2">
          <table:table-cell office:value-type="string">
            <text:p>17:36:4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6])" office:value-type="float" office:value="3.9">
            <text:p>3,9000000</text:p>
          </table:table-cell>
          <table:table-cell/>
          <table:table-cell office:value-type="string">
            <text:p>Lat=50,4768284</text:p>
          </table:table-cell>
          <table:table-cell office:value-type="string">
            <text:p>Long=7,7405623</text:p>
          </table:table-cell>
        </table:table-row>
        <table:table-row table:style-name="ro2">
          <table:table-cell office:value-type="string">
            <text:p>17:36:4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7])" office:value-type="float" office:value="3.9">
            <text:p>3,9000000</text:p>
          </table:table-cell>
          <table:table-cell/>
          <table:table-cell office:value-type="string">
            <text:p>Lat=50,4768389</text:p>
          </table:table-cell>
          <table:table-cell office:value-type="string">
            <text:p>Long=7,7405737</text:p>
          </table:table-cell>
        </table:table-row>
        <table:table-row table:style-name="ro2">
          <table:table-cell office:value-type="string">
            <text:p>17:36:5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8])" office:value-type="float" office:value="3.9">
            <text:p>3,9000000</text:p>
          </table:table-cell>
          <table:table-cell/>
          <table:table-cell office:value-type="string">
            <text:p>Lat=50,4768495</text:p>
          </table:table-cell>
          <table:table-cell office:value-type="string">
            <text:p>Long=7,7405858</text:p>
          </table:table-cell>
        </table:table-row>
        <table:table-row table:style-name="ro2">
          <table:table-cell office:value-type="string">
            <text:p>17:36:5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9])" office:value-type="float" office:value="3.9">
            <text:p>3,9000000</text:p>
          </table:table-cell>
          <table:table-cell/>
          <table:table-cell office:value-type="string">
            <text:p>Lat=50,4768607</text:p>
          </table:table-cell>
          <table:table-cell office:value-type="string">
            <text:p>Long=7,7405995</text:p>
          </table:table-cell>
        </table:table-row>
        <table:table-row table:style-name="ro2">
          <table:table-cell office:value-type="string">
            <text:p>17:36:5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0])" office:value-type="float" office:value="3.9">
            <text:p>3,9000000</text:p>
          </table:table-cell>
          <table:table-cell/>
          <table:table-cell office:value-type="string">
            <text:p>Lat=50,4768713</text:p>
          </table:table-cell>
          <table:table-cell office:value-type="string">
            <text:p>Long=7,7406128</text:p>
          </table:table-cell>
        </table:table-row>
        <table:table-row table:style-name="ro2">
          <table:table-cell office:value-type="string">
            <text:p>17:36:5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1])" office:value-type="float" office:value="3.9">
            <text:p>3,9000000</text:p>
          </table:table-cell>
          <table:table-cell/>
          <table:table-cell office:value-type="string">
            <text:p>Lat=50,4768813</text:p>
          </table:table-cell>
          <table:table-cell office:value-type="string">
            <text:p>Long=7,7406264</text:p>
          </table:table-cell>
        </table:table-row>
        <table:table-row table:style-name="ro2">
          <table:table-cell office:value-type="string">
            <text:p>17:36:5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2])" office:value-type="float" office:value="3.9">
            <text:p>3,9000000</text:p>
          </table:table-cell>
          <table:table-cell/>
          <table:table-cell office:value-type="string">
            <text:p>Lat=50,4768813</text:p>
          </table:table-cell>
          <table:table-cell office:value-type="string">
            <text:p>Long=7,7406264</text:p>
          </table:table-cell>
        </table:table-row>
        <table:table-row table:style-name="ro2">
          <table:table-cell office:value-type="string">
            <text:p>17:36:5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3])" office:value-type="float" office:value="3.9">
            <text:p>3,9000000</text:p>
          </table:table-cell>
          <table:table-cell/>
          <table:table-cell office:value-type="string">
            <text:p>Lat=50,4768926</text:p>
          </table:table-cell>
          <table:table-cell office:value-type="string">
            <text:p>Long=7,7406393</text:p>
          </table:table-cell>
        </table:table-row>
        <table:table-row table:style-name="ro2">
          <table:table-cell office:value-type="string">
            <text:p>17:36:5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4])" office:value-type="float" office:value="3.9">
            <text:p>3,9000000</text:p>
          </table:table-cell>
          <table:table-cell/>
          <table:table-cell office:value-type="string">
            <text:p>Lat=50,4769021</text:p>
          </table:table-cell>
          <table:table-cell office:value-type="string">
            <text:p>Long=7,7406546</text:p>
          </table:table-cell>
        </table:table-row>
        <table:table-row table:style-name="ro2">
          <table:table-cell office:value-type="string">
            <text:p>17:36:5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5])" office:value-type="float" office:value="3.9">
            <text:p>3,9000000</text:p>
          </table:table-cell>
          <table:table-cell/>
          <table:table-cell office:value-type="string">
            <text:p>Lat=50,4769153</text:p>
          </table:table-cell>
          <table:table-cell office:value-type="string">
            <text:p>Long=7,7406695</text:p>
          </table:table-cell>
        </table:table-row>
        <table:table-row table:style-name="ro2">
          <table:table-cell office:value-type="string">
            <text:p>17:36:5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6])" office:value-type="float" office:value="3.9">
            <text:p>3,9000000</text:p>
          </table:table-cell>
          <table:table-cell/>
          <table:table-cell office:value-type="string">
            <text:p>Lat=50,4769282</text:p>
          </table:table-cell>
          <table:table-cell office:value-type="string">
            <text:p>Long=7,7406857</text:p>
          </table:table-cell>
        </table:table-row>
        <table:table-row table:style-name="ro2">
          <table:table-cell office:value-type="string">
            <text:p>17:36:5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7])" office:value-type="float" office:value="3.9">
            <text:p>3,9000000</text:p>
          </table:table-cell>
          <table:table-cell/>
          <table:table-cell office:value-type="string">
            <text:p>Lat=50,4769407</text:p>
          </table:table-cell>
          <table:table-cell office:value-type="string">
            <text:p>Long=7,7407045</text:p>
          </table:table-cell>
        </table:table-row>
        <table:table-row table:style-name="ro2">
          <table:table-cell office:value-type="string">
            <text:p>17:36:5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8])" office:value-type="float" office:value="3.9">
            <text:p>3,9000000</text:p>
          </table:table-cell>
          <table:table-cell/>
          <table:table-cell office:value-type="string">
            <text:p>Lat=50,4769407</text:p>
          </table:table-cell>
          <table:table-cell office:value-type="string">
            <text:p>Long=7,7407045</text:p>
          </table:table-cell>
        </table:table-row>
        <table:table-row table:style-name="ro2">
          <table:table-cell office:value-type="string">
            <text:p>17:36:5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9])" office:value-type="float" office:value="3.9">
            <text:p>3,9000000</text:p>
          </table:table-cell>
          <table:table-cell/>
          <table:table-cell office:value-type="string">
            <text:p>Lat=50,4769514</text:p>
          </table:table-cell>
          <table:table-cell office:value-type="string">
            <text:p>Long=7,7407231</text:p>
          </table:table-cell>
        </table:table-row>
        <table:table-row table:style-name="ro2">
          <table:table-cell office:value-type="string">
            <text:p>17:37:0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0])" office:value-type="float" office:value="3.9">
            <text:p>3,9000000</text:p>
          </table:table-cell>
          <table:table-cell/>
          <table:table-cell office:value-type="string">
            <text:p>Lat=50,4769596</text:p>
          </table:table-cell>
          <table:table-cell office:value-type="string">
            <text:p>Long=7,7407416</text:p>
          </table:table-cell>
        </table:table-row>
        <table:table-row table:style-name="ro2">
          <table:table-cell office:value-type="string">
            <text:p>17:37:0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1])" office:value-type="float" office:value="3.9">
            <text:p>3,9000000</text:p>
          </table:table-cell>
          <table:table-cell/>
          <table:table-cell office:value-type="string">
            <text:p>Lat=50,4769667</text:p>
          </table:table-cell>
          <table:table-cell office:value-type="string">
            <text:p>Long=7,7407575</text:p>
          </table:table-cell>
        </table:table-row>
        <table:table-row table:style-name="ro2">
          <table:table-cell office:value-type="string">
            <text:p>17:37:0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2])" office:value-type="float" office:value="3.9">
            <text:p>3,9000000</text:p>
          </table:table-cell>
          <table:table-cell/>
          <table:table-cell office:value-type="string">
            <text:p>Lat=50,4769738</text:p>
          </table:table-cell>
          <table:table-cell office:value-type="string">
            <text:p>Long=7,7407719</text:p>
          </table:table-cell>
        </table:table-row>
        <table:table-row table:style-name="ro2">
          <table:table-cell office:value-type="string">
            <text:p>17:37:0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3])" office:value-type="float" office:value="3.9">
            <text:p>3,9000000</text:p>
          </table:table-cell>
          <table:table-cell/>
          <table:table-cell office:value-type="string">
            <text:p>Lat=50,4769812</text:p>
          </table:table-cell>
          <table:table-cell office:value-type="string">
            <text:p>Long=7,7407867</text:p>
          </table:table-cell>
        </table:table-row>
        <table:table-row table:style-name="ro2">
          <table:table-cell office:value-type="string">
            <text:p>17:37:0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4])" office:value-type="float" office:value="3.9">
            <text:p>3,9000000</text:p>
          </table:table-cell>
          <table:table-cell/>
          <table:table-cell office:value-type="string">
            <text:p>Lat=50,4769812</text:p>
          </table:table-cell>
          <table:table-cell office:value-type="string">
            <text:p>Long=7,7407867</text:p>
          </table:table-cell>
        </table:table-row>
        <table:table-row table:style-name="ro2">
          <table:table-cell office:value-type="string">
            <text:p>17:37:0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5])" office:value-type="float" office:value="3.9">
            <text:p>3,9000000</text:p>
          </table:table-cell>
          <table:table-cell/>
          <table:table-cell office:value-type="string">
            <text:p>Lat=50,4769903</text:p>
          </table:table-cell>
          <table:table-cell office:value-type="string">
            <text:p>Long=7,7408029</text:p>
          </table:table-cell>
        </table:table-row>
        <table:table-row table:style-name="ro2">
          <table:table-cell office:value-type="string">
            <text:p>17:37:0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6])" office:value-type="float" office:value="3.9">
            <text:p>3,9000000</text:p>
          </table:table-cell>
          <table:table-cell/>
          <table:table-cell office:value-type="string">
            <text:p>Lat=50,4769967</text:p>
          </table:table-cell>
          <table:table-cell office:value-type="string">
            <text:p>Long=7,7408164</text:p>
          </table:table-cell>
        </table:table-row>
        <table:table-row table:style-name="ro2">
          <table:table-cell office:value-type="string">
            <text:p>17:37:0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7])" office:value-type="float" office:value="3.9">
            <text:p>3,9000000</text:p>
          </table:table-cell>
          <table:table-cell/>
          <table:table-cell office:value-type="string">
            <text:p>Lat=50,4770045</text:p>
          </table:table-cell>
          <table:table-cell office:value-type="string">
            <text:p>Long=7,7408307</text:p>
          </table:table-cell>
        </table:table-row>
        <table:table-row table:style-name="ro2">
          <table:table-cell office:value-type="string">
            <text:p>17:37:0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8])" office:value-type="float" office:value="3.9">
            <text:p>3,9000000</text:p>
          </table:table-cell>
          <table:table-cell/>
          <table:table-cell office:value-type="string">
            <text:p>Lat=50,4770131</text:p>
          </table:table-cell>
          <table:table-cell office:value-type="string">
            <text:p>Long=7,740842</text:p>
          </table:table-cell>
        </table:table-row>
        <table:table-row table:style-name="ro2">
          <table:table-cell office:value-type="string">
            <text:p>17:37:0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9])" office:value-type="float" office:value="3.9">
            <text:p>3,9000000</text:p>
          </table:table-cell>
          <table:table-cell/>
          <table:table-cell office:value-type="string">
            <text:p>Lat=50,4770218</text:p>
          </table:table-cell>
          <table:table-cell office:value-type="string">
            <text:p>Long=7,7408513</text:p>
          </table:table-cell>
        </table:table-row>
        <table:table-row table:style-name="ro2">
          <table:table-cell office:value-type="string">
            <text:p>17:37:0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0])" office:value-type="float" office:value="3.9">
            <text:p>3,9000000</text:p>
          </table:table-cell>
          <table:table-cell/>
          <table:table-cell office:value-type="string">
            <text:p>Lat=50,4770218</text:p>
          </table:table-cell>
          <table:table-cell office:value-type="string">
            <text:p>Long=7,7408513</text:p>
          </table:table-cell>
        </table:table-row>
        <table:table-row table:style-name="ro2">
          <table:table-cell office:value-type="string">
            <text:p>17:37:1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1])" office:value-type="float" office:value="3.9">
            <text:p>3,9000000</text:p>
          </table:table-cell>
          <table:table-cell/>
          <table:table-cell office:value-type="string">
            <text:p>Lat=50,4770438</text:p>
          </table:table-cell>
          <table:table-cell office:value-type="string">
            <text:p>Long=7,7408706</text:p>
          </table:table-cell>
        </table:table-row>
        <table:table-row table:style-name="ro2">
          <table:table-cell office:value-type="string">
            <text:p>17:37:1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2])" office:value-type="float" office:value="3.9">
            <text:p>3,9000000</text:p>
          </table:table-cell>
          <table:table-cell/>
          <table:table-cell office:value-type="string">
            <text:p>Lat=50,4770554</text:p>
          </table:table-cell>
          <table:table-cell office:value-type="string">
            <text:p>Long=7,7408785</text:p>
          </table:table-cell>
        </table:table-row>
        <table:table-row table:style-name="ro2">
          <table:table-cell office:value-type="string">
            <text:p>17:37:1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3])" office:value-type="float" office:value="3.9">
            <text:p>3,9000000</text:p>
          </table:table-cell>
          <table:table-cell/>
          <table:table-cell office:value-type="string">
            <text:p>Lat=50,4770687</text:p>
          </table:table-cell>
          <table:table-cell office:value-type="string">
            <text:p>Long=7,7408892</text:p>
          </table:table-cell>
        </table:table-row>
        <table:table-row table:style-name="ro2">
          <table:table-cell office:value-type="string">
            <text:p>17:37:1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4])" office:value-type="float" office:value="3.9">
            <text:p>3,9000000</text:p>
          </table:table-cell>
          <table:table-cell/>
          <table:table-cell office:value-type="string">
            <text:p>Lat=50,4770826</text:p>
          </table:table-cell>
          <table:table-cell office:value-type="string">
            <text:p>Long=7,7408993</text:p>
          </table:table-cell>
        </table:table-row>
        <table:table-row table:style-name="ro2">
          <table:table-cell office:value-type="string">
            <text:p>17:37:1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5])" office:value-type="float" office:value="3.9">
            <text:p>3,9000000</text:p>
          </table:table-cell>
          <table:table-cell/>
          <table:table-cell office:value-type="string">
            <text:p>Lat=50,4770826</text:p>
          </table:table-cell>
          <table:table-cell office:value-type="string">
            <text:p>Long=7,7408993</text:p>
          </table:table-cell>
        </table:table-row>
        <table:table-row table:style-name="ro2">
          <table:table-cell office:value-type="string">
            <text:p>17:37:1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6])" office:value-type="float" office:value="3.9">
            <text:p>3,9000000</text:p>
          </table:table-cell>
          <table:table-cell/>
          <table:table-cell office:value-type="string">
            <text:p>Lat=50,4771045</text:p>
          </table:table-cell>
          <table:table-cell office:value-type="string">
            <text:p>Long=7,7409196</text:p>
          </table:table-cell>
        </table:table-row>
        <table:table-row table:style-name="ro2">
          <table:table-cell office:value-type="string">
            <text:p>17:37:1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7])" office:value-type="float" office:value="3.9">
            <text:p>3,9000000</text:p>
          </table:table-cell>
          <table:table-cell/>
          <table:table-cell office:value-type="string">
            <text:p>Lat=50,4771136</text:p>
          </table:table-cell>
          <table:table-cell office:value-type="string">
            <text:p>Long=7,7409353</text:p>
          </table:table-cell>
        </table:table-row>
        <table:table-row table:style-name="ro2">
          <table:table-cell office:value-type="string">
            <text:p>17:37:1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8])" office:value-type="float" office:value="3.9">
            <text:p>3,9000000</text:p>
          </table:table-cell>
          <table:table-cell/>
          <table:table-cell office:value-type="string">
            <text:p>Lat=50,4771256</text:p>
          </table:table-cell>
          <table:table-cell office:value-type="string">
            <text:p>Long=7,7409517</text:p>
          </table:table-cell>
        </table:table-row>
        <table:table-row table:style-name="ro2">
          <table:table-cell office:value-type="string">
            <text:p>17:37:1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9])" office:value-type="float" office:value="3.9">
            <text:p>3,9000000</text:p>
          </table:table-cell>
          <table:table-cell/>
          <table:table-cell office:value-type="string">
            <text:p>Lat=50,4771376</text:p>
          </table:table-cell>
          <table:table-cell office:value-type="string">
            <text:p>Long=7,7409672</text:p>
          </table:table-cell>
        </table:table-row>
        <table:table-row table:style-name="ro2">
          <table:table-cell office:value-type="string">
            <text:p>17:37:1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0])" office:value-type="float" office:value="3.9">
            <text:p>3,9000000</text:p>
          </table:table-cell>
          <table:table-cell/>
          <table:table-cell office:value-type="string">
            <text:p>Lat=50,4771376</text:p>
          </table:table-cell>
          <table:table-cell office:value-type="string">
            <text:p>Long=7,7409672</text:p>
          </table:table-cell>
        </table:table-row>
        <table:table-row table:style-name="ro2">
          <table:table-cell office:value-type="string">
            <text:p>17:37:2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1])" office:value-type="float" office:value="3.9">
            <text:p>3,9000000</text:p>
          </table:table-cell>
          <table:table-cell/>
          <table:table-cell office:value-type="string">
            <text:p>Lat=50,4771612</text:p>
          </table:table-cell>
          <table:table-cell office:value-type="string">
            <text:p>Long=7,7409975</text:p>
          </table:table-cell>
        </table:table-row>
        <table:table-row table:style-name="ro2">
          <table:table-cell office:value-type="string">
            <text:p>17:37:2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2])" office:value-type="float" office:value="3.9">
            <text:p>3,9000000</text:p>
          </table:table-cell>
          <table:table-cell/>
          <table:table-cell office:value-type="string">
            <text:p>Lat=50,4771735</text:p>
          </table:table-cell>
          <table:table-cell office:value-type="string">
            <text:p>Long=7,7410124</text:p>
          </table:table-cell>
        </table:table-row>
        <table:table-row table:style-name="ro2">
          <table:table-cell office:value-type="string">
            <text:p>17:37:2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3])" office:value-type="float" office:value="3.9">
            <text:p>3,9000000</text:p>
          </table:table-cell>
          <table:table-cell/>
          <table:table-cell office:value-type="string">
            <text:p>Lat=50,4771842</text:p>
          </table:table-cell>
          <table:table-cell office:value-type="string">
            <text:p>Long=7,7410251</text:p>
          </table:table-cell>
        </table:table-row>
        <table:table-row table:style-name="ro2">
          <table:table-cell office:value-type="string">
            <text:p>17:37:2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4])" office:value-type="float" office:value="3.9">
            <text:p>3,9000000</text:p>
          </table:table-cell>
          <table:table-cell/>
          <table:table-cell office:value-type="string">
            <text:p>Lat=50,477194</text:p>
          </table:table-cell>
          <table:table-cell office:value-type="string">
            <text:p>Long=7,7410347</text:p>
          </table:table-cell>
        </table:table-row>
        <table:table-row table:style-name="ro2">
          <table:table-cell office:value-type="string">
            <text:p>17:37:2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5])" office:value-type="float" office:value="3.9">
            <text:p>3,9000000</text:p>
          </table:table-cell>
          <table:table-cell/>
          <table:table-cell office:value-type="string">
            <text:p>Lat=50,477204</text:p>
          </table:table-cell>
          <table:table-cell office:value-type="string">
            <text:p>Long=7,741041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35:32">
            <text:p>17:35:32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25])" office:value-type="float" office:value="490.699999999999">
            <text:p>490,7000000</text:p>
          </table:table-cell>
          <table:table-cell table:number-columns-repeated="3"/>
        </table:table-row>
        <table:table-row table:style-name="ro2">
          <table:table-cell table:formula="of:=[.A125]" office:value-type="string" office:string-value="17:37:24">
            <text:p>17:37:24</text:p>
          </table:table-cell>
          <table:table-cell office:value-type="string">
            <text:p>Ende</text:p>
          </table:table-cell>
          <table:table-cell table:number-columns-repeated="2"/>
          <table:table-cell table:formula="of:=[.E127]/124" office:value-type="float" office:value="3.95725806451612">
            <text:p>3,9572581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104844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20:21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0:13:09.03</meta:creation-date>
    <dc:date>2015-05-08T20:21:18.51</dc:date>
    <meta:editing-duration>PT8M9S</meta:editing-duration>
    <meta:editing-cycles>2</meta:editing-cycles>
    <meta:generator>OpenOffice.org/3.4.1$Win32 OpenOffice.org_project/341m1$Build-9593</meta:generator>
    <meta:document-statistic meta:table-count="4" meta:cell-count="751" meta:object-count="0"/>
  </office:meta>
</office:document-meta>
</file>